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3264" calcext:value-type="float">
            <text:p>291.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412" calcext:value-type="float">
            <text:p>291.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5832" calcext:value-type="float">
            <text:p>291.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648" calcext:value-type="float">
            <text:p>291.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2408" calcext:value-type="float">
            <text:p>291.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6792" calcext:value-type="float">
            <text:p>291.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984" calcext:value-type="float">
            <text:p>291.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032" calcext:value-type="float">
            <text:p>292.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6312" calcext:value-type="float">
            <text:p>291.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984" calcext:value-type="float">
            <text:p>292.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6792" calcext:value-type="float">
            <text:p>291.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648" calcext:value-type="float">
            <text:p>291.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8504" calcext:value-type="float">
            <text:p>291.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6312" calcext:value-type="float">
            <text:p>291.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6" calcext:value-type="float">
            <text:p>291.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5456" calcext:value-type="float">
            <text:p>291.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648" calcext:value-type="float">
            <text:p>291.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2408" calcext:value-type="float">
            <text:p>291.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6" calcext:value-type="float">
            <text:p>291.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2888" calcext:value-type="float">
            <text:p>292.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7272" calcext:value-type="float">
            <text:p>292.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8128" calcext:value-type="float">
            <text:p>292.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3976" calcext:value-type="float">
            <text:p>287.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032" calcext:value-type="float">
            <text:p>292.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1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508" calcext:value-type="float">
            <text:p>292.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2136" calcext:value-type="float">
            <text:p>292.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0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032" calcext:value-type="float">
            <text:p>292.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9464" calcext:value-type="float">
            <text:p>292.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108113500201</text:p>
          </table:table-cell>
          <table:table-cell office:value-type="string" calcext:value-type="string">
            <text:p>B-23-15 25BBC</text:p>
          </table:table-cell>
          <table:table-cell office:value-type="string" calcext:value-type="string">
            <text:p>199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32" calcext:value-type="float">
            <text:p>294.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